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σ</mi>
        <mi>l</mi>
      </msub>
      <mrow>
        <mspace width="0.5em"/>
        <mo stretchy="false">=</mo>
        <mspace width="0.5em"/>
      </mrow>
      <mfrac>
        <mn>1</mn>
        <mn>2</mn>
      </mfrac>
      <mspace width="0.5em"/>
      <mrow>
        <munderover>
          <mo stretchy="false">∫</mo>
          <mrow>
            <mo stretchy="false">−</mo>
            <mn>1</mn>
          </mrow>
          <mrow>
            <mo stretchy="false">+</mo>
            <mn>1</mn>
          </mrow>
        </munderover>
        <mtext>d</mtext>
      </mrow>
      <mspace width="0.5em"/>
      <mi>cos</mi>
      <mi mathvariant="normal">ϑ</mi>
      <mspace width="0.5em"/>
      <mi mathvariant="normal">σ</mi>
      <mrow>
        <mo fence="true" stretchy="false">(</mo>
        <mrow>
          <mi mathvariant="normal">ϑ</mi>
        </mrow>
        <mo fence="true" stretchy="false">)</mo>
      </mrow>
      <mspace width="0.5em"/>
      <msub>
        <mi>P</mi>
        <mi>l</mi>
      </msub>
      <mrow>
        <mo fence="true" stretchy="false">(</mo>
        <mrow>
          <mrow>
            <mi>cos</mi>
            <mi mathvariant="normal">ϑ</mi>
          </mrow>
        </mrow>
        <mo fence="true" stretchy="false">)</mo>
      </mrow>
    </mrow>
    <annotation encoding="StarMath 5.0">%isigma _l `=` 1 over 2 ` int from { -1 } to { +1 } "d" ` cos %ivartheta ` %isigma ( %ivartheta ) ` P _l ( cos %ivartheta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9:56:14.776000000</meta:creation-date>
    <meta:generator>LibreOffice/4.2.4.2$Windows_x86 LibreOffice_project/63150712c6d317d27ce2db16eb94c2f3d7b699f8</meta:generator>
  </office:meta>
</office:document-meta>
</file>